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1.9965in" style:rel-column-width="2875*"/>
    </style:style>
    <style:style style:name="Table1.B" style:family="table-column">
      <style:table-column-properties style:column-width="3.7764in" style:rel-column-width="5438*"/>
    </style:style>
    <style:style style:name="Table1.C" style:family="table-column">
      <style:table-column-properties style:column-width="0.9201in" style:rel-column-width="13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fe447"/>
    </style:style>
    <style:style style:name="P2" style:family="paragraph" style:parent-style-name="Text_20_body">
      <style:text-properties officeooo:rsid="0010d9d9" officeooo:paragraph-rsid="0019a92a"/>
    </style:style>
    <style:style style:name="P3" style:family="paragraph" style:parent-style-name="Text_20_body">
      <style:text-properties officeooo:rsid="001674e4" officeooo:paragraph-rsid="0019a92a"/>
    </style:style>
    <style:style style:name="P4" style:family="paragraph" style:parent-style-name="Text_20_body">
      <style:text-properties officeooo:rsid="0019a92a" officeooo:paragraph-rsid="0019a92a"/>
    </style:style>
    <style:style style:name="P5" style:family="paragraph" style:parent-style-name="Text_20_body">
      <style:text-properties officeooo:rsid="001d7ab3" officeooo:paragraph-rsid="001d7ab3"/>
    </style:style>
    <style:style style:name="P6" style:family="paragraph" style:parent-style-name="Text_20_body">
      <style:text-properties officeooo:paragraph-rsid="001fcf76"/>
    </style:style>
    <style:style style:name="P7" style:family="paragraph" style:parent-style-name="Text_20_body">
      <style:text-properties officeooo:rsid="001fcf76" officeooo:paragraph-rsid="001fcf76"/>
    </style:style>
    <style:style style:name="P8" style:family="paragraph" style:parent-style-name="Text_20_body">
      <style:text-properties officeooo:rsid="001fcf76" officeooo:paragraph-rsid="002332f9"/>
    </style:style>
    <style:style style:name="P9" style:family="paragraph" style:parent-style-name="Text_20_body">
      <style:text-properties officeooo:rsid="001fcf76" officeooo:paragraph-rsid="00346940"/>
    </style:style>
    <style:style style:name="P10" style:family="paragraph" style:parent-style-name="Text_20_body">
      <style:text-properties officeooo:paragraph-rsid="00346940"/>
    </style:style>
    <style:style style:name="P11" style:family="paragraph" style:parent-style-name="Text_20_body">
      <style:text-properties officeooo:paragraph-rsid="0035021a"/>
    </style:style>
    <style:style style:name="P12" style:family="paragraph" style:parent-style-name="codigo">
      <style:text-properties officeooo:paragraph-rsid="000fe447"/>
    </style:style>
    <style:style style:name="P13" style:family="paragraph" style:parent-style-name="codigo">
      <style:text-properties officeooo:rsid="001674e4" officeooo:paragraph-rsid="0019a92a"/>
    </style:style>
    <style:style style:name="P14" style:family="paragraph" style:parent-style-name="codigo">
      <style:text-properties officeooo:paragraph-rsid="0019a92a"/>
    </style:style>
    <style:style style:name="P15" style:family="paragraph" style:parent-style-name="codigo">
      <style:text-properties officeooo:paragraph-rsid="001a1726"/>
    </style:style>
    <style:style style:name="P16" style:family="paragraph" style:parent-style-name="codigo">
      <style:text-properties officeooo:rsid="001fcf76" officeooo:paragraph-rsid="001fcf76"/>
    </style:style>
    <style:style style:name="P17" style:family="paragraph" style:parent-style-name="codigo">
      <style:text-properties officeooo:rsid="001fcf76" officeooo:paragraph-rsid="00346940"/>
    </style:style>
    <style:style style:name="P18" style:family="paragraph" style:parent-style-name="codigo">
      <style:text-properties officeooo:paragraph-rsid="001fcf76"/>
    </style:style>
    <style:style style:name="P19" style:family="paragraph" style:parent-style-name="codigo">
      <style:text-properties officeooo:paragraph-rsid="00346940"/>
    </style:style>
    <style:style style:name="P20" style:family="paragraph" style:parent-style-name="codigo">
      <style:text-properties officeooo:paragraph-rsid="0035021a"/>
    </style:style>
    <style:style style:name="P21" style:family="paragraph" style:parent-style-name="Standard" style:list-style-name="L2">
      <style:text-properties officeooo:rsid="001d7ab3" officeooo:paragraph-rsid="001d7ab3"/>
    </style:style>
    <style:style style:name="P22" style:family="paragraph" style:parent-style-name="Text_20_body" style:list-style-name="L1">
      <style:text-properties officeooo:paragraph-rsid="002ddb36"/>
    </style:style>
    <style:style style:name="P23" style:family="paragraph" style:parent-style-name="Text_20_body" style:list-style-name="L2">
      <style:text-properties officeooo:paragraph-rsid="001b814d"/>
    </style:style>
    <style:style style:name="P24" style:family="paragraph" style:parent-style-name="Text_20_body" style:list-style-name="L3">
      <style:text-properties officeooo:rsid="001fcf76" officeooo:paragraph-rsid="001fcf76"/>
    </style:style>
    <style:style style:name="P25" style:family="paragraph" style:parent-style-name="Text_20_body" style:list-style-name="L3">
      <style:text-properties officeooo:rsid="00217013" officeooo:paragraph-rsid="00217013"/>
    </style:style>
    <style:style style:name="P26" style:family="paragraph" style:parent-style-name="Text_20_body" style:list-style-name="L3">
      <style:text-properties officeooo:rsid="002c2405" officeooo:paragraph-rsid="002c2405"/>
    </style:style>
    <style:style style:name="P27" style:family="paragraph" style:parent-style-name="Text_20_body" style:list-style-name="L4">
      <style:text-properties officeooo:rsid="002c2405" officeooo:paragraph-rsid="002c2405"/>
    </style:style>
    <style:style style:name="P28" style:family="paragraph" style:parent-style-name="Text_20_body" style:list-style-name="L4">
      <style:text-properties officeooo:paragraph-rsid="002c2405"/>
    </style:style>
    <style:style style:name="P29" style:family="paragraph" style:parent-style-name="Text_20_body" style:list-style-name="L4">
      <style:text-properties officeooo:paragraph-rsid="003af5ff"/>
    </style:style>
    <style:style style:name="P30" style:family="paragraph" style:parent-style-name="Text_20_body">
      <style:text-properties officeooo:paragraph-rsid="002ddb36"/>
    </style:style>
    <style:style style:name="P31" style:family="paragraph" style:parent-style-name="codigo">
      <style:text-properties officeooo:paragraph-rsid="001a1726"/>
    </style:style>
    <style:style style:name="P32" style:family="paragraph" style:parent-style-name="Heading_20_2">
      <style:text-properties officeooo:rsid="002c2405" officeooo:paragraph-rsid="002c2405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  <style:text-properties officeooo:rsid="00346940" officeooo:paragraph-rsid="00346940"/>
    </style:style>
    <style:style style:name="P35" style:family="paragraph" style:parent-style-name="Heading_20_1">
      <style:text-properties officeooo:rsid="002ddb36" officeooo:paragraph-rsid="002ddb36"/>
    </style:style>
    <style:style style:name="P36" style:family="paragraph" style:parent-style-name="Heading_20_1">
      <style:paragraph-properties fo:break-before="page"/>
      <style:text-properties officeooo:rsid="001fcf76" officeooo:paragraph-rsid="001fcf76"/>
    </style:style>
    <style:style style:name="P37" style:family="paragraph" style:parent-style-name="Heading_20_1">
      <style:paragraph-properties fo:break-before="page"/>
      <style:text-properties officeooo:rsid="002c2405" officeooo:paragraph-rsid="002c2405"/>
    </style:style>
    <style:style style:name="P38" style:family="paragraph" style:parent-style-name="Table_20_Contents">
      <style:text-properties officeooo:rsid="003e4085" officeooo:paragraph-rsid="003e4085"/>
    </style:style>
    <style:style style:name="P39" style:family="paragraph" style:parent-style-name="Table_20_Contents">
      <style:text-properties officeooo:rsid="003e4199" officeooo:paragraph-rsid="003e4199"/>
    </style:style>
    <style:style style:name="P40" style:family="paragraph" style:parent-style-name="Table_20_Heading">
      <style:text-properties officeooo:rsid="003e4085" officeooo:paragraph-rsid="003e4085"/>
    </style:style>
    <style:style style:name="T1" style:family="text">
      <style:text-properties officeooo:rsid="0008f799"/>
    </style:style>
    <style:style style:name="T2" style:family="text">
      <style:text-properties officeooo:rsid="000bad7f"/>
    </style:style>
    <style:style style:name="T3" style:family="text">
      <style:text-properties officeooo:rsid="000c8c3d"/>
    </style:style>
    <style:style style:name="T4" style:family="text">
      <style:text-properties officeooo:rsid="000e1f26"/>
    </style:style>
    <style:style style:name="T5" style:family="text">
      <style:text-properties officeooo:rsid="000f0389"/>
    </style:style>
    <style:style style:name="T6" style:family="text">
      <style:text-properties officeooo:rsid="000fe447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e1f26" style:font-size-asian="10pt" style:font-size-complex="10pt"/>
    </style:style>
    <style:style style:name="T9" style:family="text">
      <style:text-properties fo:font-size="10pt" officeooo:rsid="0008f799" style:font-size-asian="10pt" style:font-size-complex="10pt"/>
    </style:style>
    <style:style style:name="T10" style:family="text">
      <style:text-properties fo:font-size="10pt" officeooo:rsid="0017b4b5" style:font-size-asian="10pt" style:font-size-complex="10pt"/>
    </style:style>
    <style:style style:name="T11" style:family="text">
      <style:text-properties fo:font-size="10pt" officeooo:rsid="001a1726" style:font-size-asian="10pt" style:font-size-complex="10pt"/>
    </style:style>
    <style:style style:name="T12" style:family="text">
      <style:text-properties fo:font-size="10pt" officeooo:rsid="001b814d" style:font-size-asian="10pt" style:font-size-complex="10pt"/>
    </style:style>
    <style:style style:name="T13" style:family="text">
      <style:text-properties fo:font-size="10pt" officeooo:rsid="0028188e" style:font-size-asian="10pt" style:font-size-complex="10pt"/>
    </style:style>
    <style:style style:name="T14" style:family="text">
      <style:text-properties fo:font-size="10pt" officeooo:rsid="002fce72" style:font-size-asian="10pt" style:font-size-complex="10pt"/>
    </style:style>
    <style:style style:name="T15" style:family="text">
      <style:text-properties fo:font-size="10pt" officeooo:rsid="0031afa9" style:font-size-asian="10pt" style:font-size-complex="10pt"/>
    </style:style>
    <style:style style:name="T16" style:family="text">
      <style:text-properties officeooo:rsid="0010d9d9"/>
    </style:style>
    <style:style style:name="T17" style:family="text">
      <style:text-properties officeooo:rsid="0011cef4"/>
    </style:style>
    <style:style style:name="T18" style:family="text">
      <style:text-properties officeooo:rsid="001674e4"/>
    </style:style>
    <style:style style:name="T19" style:family="text">
      <style:text-properties officeooo:rsid="001a1726"/>
    </style:style>
    <style:style style:name="T20" style:family="text">
      <style:text-properties officeooo:rsid="001d7ab3"/>
    </style:style>
    <style:style style:name="T21" style:family="text">
      <style:text-properties officeooo:rsid="001f0135"/>
    </style:style>
    <style:style style:name="T22" style:family="text">
      <style:text-properties officeooo:rsid="001fcf76"/>
    </style:style>
    <style:style style:name="T23" style:family="text">
      <style:text-properties officeooo:rsid="00217013"/>
    </style:style>
    <style:style style:name="T24" style:family="text">
      <style:text-properties officeooo:rsid="002332f9"/>
    </style:style>
    <style:style style:name="T25" style:family="text">
      <style:text-properties officeooo:rsid="0026c2e4"/>
    </style:style>
    <style:style style:name="T26" style:family="text">
      <style:text-properties officeooo:rsid="002c2405"/>
    </style:style>
    <style:style style:name="T27" style:family="text">
      <style:text-properties officeooo:rsid="002ddb36"/>
    </style:style>
    <style:style style:name="T28" style:family="text">
      <style:text-properties officeooo:rsid="00346940"/>
    </style:style>
    <style:style style:name="T29" style:family="text">
      <style:text-properties officeooo:rsid="003af5ff"/>
    </style:style>
    <style:style style:name="T30" style:family="text">
      <style:text-properties officeooo:rsid="003bd6ad"/>
    </style:style>
    <style:style style:name="T31" style:family="text">
      <style:text-properties officeooo:rsid="003e40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Resources</text:h>
      <text:p text:style-name="P30"><text:span text:style-name="T5">El URL base es</text:span><text:span text:style-name="Source_20_Text"><text:span text:style-name="T31"> https://{ip del server} </text:span></text:span><text:span text:style-name="T6">abreviada como </text:span><text:span text:style-name="Source_20_Text"><text:span text:style-name="T6">$base</text:span></text:span><text:span text:style-name="T6"> en éste documento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0">Resource</text:p>
            </table:table-cell>
            <table:table-cell table:style-name="Table1.A1" office:value-type="string">
              <text:p text:style-name="P40">Descripción</text:p>
            </table:table-cell>
            <table:table-cell table:style-name="Table1.C1" office:value-type="string">
              <text:p text:style-name="P40">Methods</text:p>
            </table:table-cell>
          </table:table-row>
        </table:table-header-rows>
        <table:table-row>
          <table:table-cell table:style-name="Table1.A2" office:value-type="string">
            <text:p text:style-name="P38">$base/localidad</text:p>
          </table:table-cell>
          <table:table-cell table:style-name="Table1.A2" office:value-type="string">
            <text:p text:style-name="P38">Lista de localidades</text:p>
          </table:table-cell>
          <table:table-cell table:style-name="Table1.C2" office:value-type="string">
            <text:p text:style-name="P38">GET, POST</text:p>
          </table:table-cell>
        </table:table-row>
        <table:table-row>
          <table:table-cell table:style-name="Table1.A2" office:value-type="string">
            <text:p text:style-name="P38">$base/localidad/$id</text:p>
          </table:table-cell>
          <table:table-cell table:style-name="Table1.A2" office:value-type="string">
            <text:p text:style-name="P38">Localidad con id = $id</text:p>
          </table:table-cell>
          <table:table-cell table:style-name="Table1.C2" office:value-type="string">
            <text:p text:style-name="P38">GET</text:p>
          </table:table-cell>
        </table:table-row>
        <table:table-row>
          <table:table-cell table:style-name="Table1.A2" office:value-type="string">
            <text:p text:style-name="P38">$base/cp</text:p>
          </table:table-cell>
          <table:table-cell table:style-name="Table1.A2" office:value-type="string">
            <text:p text:style-name="P38">Lista de códigos postales</text:p>
          </table:table-cell>
          <table:table-cell table:style-name="Table1.C2" office:value-type="string">
            <text:p text:style-name="P38">GET, POST</text:p>
          </table:table-cell>
        </table:table-row>
        <table:table-row>
          <table:table-cell table:style-name="Table1.A2" office:value-type="string">
            <text:p text:style-name="P38">$base/cp/$cp</text:p>
          </table:table-cell>
          <table:table-cell table:style-name="Table1.A2" office:value-type="string">
            <text:p text:style-name="P38">Código postal con cp = $cp</text:p>
          </table:table-cell>
          <table:table-cell table:style-name="Table1.C2" office:value-type="string">
            <text:p text:style-name="P38">GET</text:p>
          </table:table-cell>
        </table:table-row>
        <table:table-row>
          <table:table-cell table:style-name="Table1.A2" office:value-type="string">
            <text:p text:style-name="P38">$base/cuenta</text:p>
          </table:table-cell>
          <table:table-cell table:style-name="Table1.A2" office:value-type="string">
            <text:p text:style-name="P38">Lista de cuentas</text:p>
          </table:table-cell>
          <table:table-cell table:style-name="Table1.C2" office:value-type="string">
            <text:p text:style-name="P38">GET, POST</text:p>
          </table:table-cell>
        </table:table-row>
        <table:table-row>
          <table:table-cell table:style-name="Table1.A2" office:value-type="string">
            <text:p text:style-name="P38">$base/cuenta/$id</text:p>
          </table:table-cell>
          <table:table-cell table:style-name="Table1.A2" office:value-type="string">
            <text:p text:style-name="P38">Cuenta con id = $id</text:p>
          </table:table-cell>
          <table:table-cell table:style-name="Table1.C2" office:value-type="string">
            <text:p text:style-name="P38">GET</text:p>
          </table:table-cell>
        </table:table-row>
        <table:table-row>
          <table:table-cell table:style-name="Table1.A2" office:value-type="string">
            <text:p text:style-name="P39">$base/cuenta/$id/incidente</text:p>
          </table:table-cell>
          <table:table-cell table:style-name="Table1.A2" office:value-type="string">
            <text:p text:style-name="P39">Lista de incidentes creados por la cuenta con id = $id</text:p>
          </table:table-cell>
          <table:table-cell table:style-name="Table1.C2" office:value-type="string">
            <text:p text:style-name="P39">GET</text:p>
          </table:table-cell>
        </table:table-row>
        <table:table-row>
          <table:table-cell table:style-name="Table1.A2" office:value-type="string">
            <text:p text:style-name="P38">$base/incidente</text:p>
          </table:table-cell>
          <table:table-cell table:style-name="Table1.A2" office:value-type="string">
            <text:p text:style-name="P38">Lista de incidentes</text:p>
          </table:table-cell>
          <table:table-cell table:style-name="Table1.C2" office:value-type="string">
            <text:p text:style-name="P38">GET, POST</text:p>
          </table:table-cell>
        </table:table-row>
        <table:table-row>
          <table:table-cell table:style-name="Table1.A2" office:value-type="string">
            <text:p text:style-name="P38">$base/incidente/$id</text:p>
          </table:table-cell>
          <table:table-cell table:style-name="Table1.A2" office:value-type="string">
            <text:p text:style-name="P38">Incidente con id = $id</text:p>
          </table:table-cell>
          <table:table-cell table:style-name="Table1.C2" office:value-type="string">
            <text:p text:style-name="P38">GET</text:p>
          </table:table-cell>
        </table:table-row>
        <table:table-row>
          <table:table-cell table:style-name="Table1.A2" office:value-type="string">
            <text:p text:style-name="P38">$base/incidente/$id/foto</text:p>
          </table:table-cell>
          <table:table-cell table:style-name="Table1.A2" office:value-type="string">
            <text:p text:style-name="P38">Lista de fotos del incidente con id = $id</text:p>
          </table:table-cell>
          <table:table-cell table:style-name="Table1.C2" office:value-type="string">
            <text:p text:style-name="P38">GET, POST</text:p>
          </table:table-cell>
        </table:table-row>
        <table:table-row>
          <table:table-cell table:style-name="Table1.A2" office:value-type="string">
            <text:p text:style-name="P38">$base/incidente/$id/reaccion</text:p>
          </table:table-cell>
          <table:table-cell table:style-name="Table1.A2" office:value-type="string">
            <text:p text:style-name="P38">Lista de reacciones del incidente con id = $id</text:p>
          </table:table-cell>
          <table:table-cell table:style-name="Table1.C2" office:value-type="string">
            <text:p text:style-name="P38">GET, POST</text:p>
          </table:table-cell>
        </table:table-row>
      </table:table>
      <text:h text:style-name="Heading_20_1" text:outline-level="1">Condiciones globales</text:h>
      <text:p text:style-name="P4">Se utiliza HTTPS 1.1</text:p>
      <text:p text:style-name="P2">Todas las respuestas devuelen un JSON <text:span text:style-name="T19">en el Response Body</text:span>. <text:span text:style-name="T18">Las respuestas positivas devuelven:</text:span></text:p>
      <text:p text:style-name="P14"><text:span text:style-name="Source_20_Text">{</text:span></text:p>
      <text:p text:style-name="P13"><text:span text:style-name="Source_20_Text"><text:span text:style-name="T7"><text:s text:c="2"/>"</text:span></text:span><text:span text:style-name="Source_20_Text"><text:span text:style-name="T8">status": "ok",</text:span></text:span></text:p>
      <text:p text:style-name="P13"><text:span text:style-name="Source_20_Text"><text:span text:style-name="T8"><text:s text:c="2"/>... </text:span></text:span><text:span text:style-name="Source_20_Text"><text:span text:style-name="T10">otros datos</text:span></text:span></text:p>
      <text:p text:style-name="P13"><text:span text:style-name="Source_20_Text"><text:span text:style-name="T7">}</text:span></text:span></text:p>
      <text:p text:style-name="P3"/>
      <text:p text:style-name="P5">Las respuestas de errores tienen el siguiente formato:</text:p>
      <text:p text:style-name="codigo"><text:span text:style-name="Source_20_Text">{</text:span></text:p>
      <text:p text:style-name="codigo"><text:span text:style-name="Source_20_Text"><text:span text:style-name="T7"><text:s text:c="2"/>"</text:span></text:span><text:span text:style-name="Source_20_Text"><text:span text:style-name="T8">status": "</text:span></text:span><text:span text:style-name="Source_20_Text"><text:span text:style-name="T10">error</text:span></text:span><text:span text:style-name="Source_20_Text"><text:span text:style-name="T8">",</text:span></text:span></text:p>
      <text:p text:style-name="codigo"><text:span text:style-name="Source_20_Text"><text:span text:style-name="T8"><text:s text:c="2"/></text:span></text:span><text:span text:style-name="Source_20_Text"><text:span text:style-name="T10">"reason": "Razón del error"</text:span></text:span></text:p>
      <text:p text:style-name="P15"><text:span text:style-name="Source_20_Text"><text:span text:style-name="T11">}</text:span></text:span></text:p>
      <text:p text:style-name="P15"><text:span text:style-name="Source_20_Text"><text:span text:style-name="T11"/></text:span></text:p>
      <text:h text:style-name="Heading_20_2" text:outline-level="2">Condiciones para el Request</text:h>
      <text:list xml:id="list2215679082" text:style-name="L2">
        <text:list-item>
          <text:p text:style-name="P23"><text:span text:style-name="T2">Tener el h</text:span>eader <text:span text:style-name="Source_20_Text">Authorization</text:span><text:span text:style-name="Source_20_Text"><text:span text:style-name="T4">: Basic base64<text:line-break/></text:span></text:span><text:span text:style-name="T4">Si no se utiliza este header, o falla la autorización, se devuelve un código </text:span><text:bookmark text:name="401"/>401 Unauthorized, <text:span text:style-name="T20">y un JSON de error con </text:span><text:span text:style-name="Source_20_Text"><text:span text:style-name="T10">"reason": "</text:span></text:span><text:span text:style-name="Source_20_Text"><text:span text:style-name="T12">Falta header Authorization" o </text:span></text:span><text:span text:style-name="Source_20_Text"><text:span text:style-name="T10">"</text:span></text:span><text:span text:style-name="Source_20_Text"><text:span text:style-name="T13">Usuario</text:span></text:span><text:span text:style-name="Source_20_Text"><text:span text:style-name="T12"> inválida</text:span></text:span><text:span text:style-name="Source_20_Text"><text:span text:style-name="T10">"</text:span></text:span></text:p>
        </text:list-item>
        <text:list-item>
          <text:p text:style-name="P23"><text:span text:style-name="T2">Tener el h</text:span>eader <text:span text:style-name="Source_20_Text">Accept: application/</text:span><text:span text:style-name="Source_20_Text"><text:span text:style-name="T25">json; charset=utf-8</text:span></text:span><text:span text:style-name="Source_20_Text"><text:line-break/></text:span><text:span text:style-name="T5">Si no se utiliza este header, o se usa con otro MIME Type, se devuelve un código 406 Not Acceptable, y un JSON de error con </text:span><text:span text:style-name="Source_20_Text"><text:span text:style-name="T10">"reason": "</text:span></text:span><text:span text:style-name="Source_20_Text"><text:span text:style-name="T12">Falta header Accept</text:span></text:span><text:span text:style-name="Source_20_Text"><text:span text:style-name="T10">" </text:span></text:span><text:span text:style-name="Source_20_Text"><text:span text:style-name="T14">o "Solo se utiliza JSON"</text:span></text:span></text:p>
        </text:list-item>
        <text:list-item>
          <text:p text:style-name="P21"><text:soft-page-break/>Si se requieren argumentos por Request Body y no se dieron, se devuelve un código 400 Bad Request, y un JSON de error con <text:span text:style-name="Source_20_Text"><text:span text:style-name="T10">"reason": "</text:span></text:span><text:span text:style-name="Source_20_Text"><text:span text:style-name="T7">Falta argumento </text:span></text:span><text:span text:style-name="Source_20_Text"><text:span text:style-name="T15">Argumento</text:span></text:span><text:span text:style-name="Source_20_Text"><text:span text:style-name="T10">"</text:span></text:span></text:p>
        </text:list-item>
      </text:list>
      <text:h text:style-name="P32" text:outline-level="2">Condiciones para el Response</text:h>
      <text:list xml:id="list1653431567" text:style-name="L3">
        <text:list-item>
          <text:p text:style-name="P24">Se devuelve 500 Internal Server Error en caso de un error no contemplado (como puede ser una <text:span text:style-name="T23">Uncaught Exception en Java).</text:span></text:p>
        </text:list-item>
        <text:list-item>
          <text:p text:style-name="P25">Se devuelve 501 Not Implemented al querer utulizar un método cuya interfaz ya fue creada pero está siendo implementado.</text:p>
        </text:list-item>
        <text:list-item>
          <text:p text:style-name="P25">Se devuelve 503 Service Unavailable cuando el servidor se encuentra interrumpido temporalmente (ej: por mantenimiento).</text:p>
        </text:list-item>
        <text:list-item>
          <text:p text:style-name="P26">Se utiliza el header <text:span text:style-name="Source_20_Text">Content-Type: application/json; charset=utf-8</text:span></text:p>
        </text:list-item>
      </text:list>
      <text:h text:style-name="P36" text:outline-level="1">Métodos</text:h>
      <text:h text:style-name="Heading_20_2" text:outline-level="2">Obtener la lista de libros</text:h>
      <text:p text:style-name="Text_20_body"><text:span text:style-name="Source_20_Text">GET $base/book</text:span></text:p>
      <text:p text:style-name="Text_20_body">Responde el código <text:span text:style-name="T3">200</text:span> Ok y en el response Body, el siguiente JSON:</text:p>
      <text:p text:style-name="codigo"><text:span text:style-name="Source_20_Text">{</text:span></text:p>
      <text:p text:style-name="codigo"><text:span text:style-name="Source_20_Text"><text:span text:style-name="T7"><text:s text:c="2"/>"</text:span></text:span><text:span text:style-name="Source_20_Text"><text:span text:style-name="T8">status": "ok",</text:span></text:span></text:p>
      <text:p text:style-name="codigo"><text:span text:style-name="Source_20_Text"><text:span text:style-name="T7"><text:s text:c="2"/>"</text:span></text:span><text:span text:style-name="Source_20_Text"><text:span text:style-name="T9">book": [</text:span></text:span></text:p>
      <text:p text:style-name="codigo"><text:span text:style-name="Source_20_Text"><text:span text:style-name="T7"><text:s text:c="4"/>{"</text:span></text:span><text:span text:style-name="Source_20_Text"><text:span text:style-name="T9">ID": "$ID", "Title": "$Title", "Author": "$Author"},</text:span></text:span></text:p>
      <text:p text:style-name="codigo"><text:span text:style-name="Source_20_Text"><text:s text:c="4"/>...</text:span></text:p>
      <text:p text:style-name="codigo"><text:span text:style-name="Source_20_Text"><text:s text:c="2"/>]</text:span></text:p>
      <text:p text:style-name="codigo"><text:span text:style-name="Source_20_Text">}</text:span></text:p>
      <text:p text:style-name="codigo"/>
      <text:h text:style-name="Heading_20_2" text:outline-level="2">Obtener un libro por ID</text:h>
      <text:p text:style-name="Text_20_body"><text:span text:style-name="Source_20_Text">GET $base/book/$</text:span><text:span text:style-name="Source_20_Text"><text:span text:style-name="T1">ID</text:span></text:span></text:p>
      <text:p text:style-name="P1">En caso de encontrar el libro con ese ID, responde el código <text:span text:style-name="T3">2</text:span>00 Ok y en el Response Body, el siguiente JSON:</text:p>
      <text:p text:style-name="P12"><text:span text:style-name="Source_20_Text">{</text:span></text:p>
      <text:p text:style-name="codigo"><text:span text:style-name="Source_20_Text"><text:s text:c="2"/>"status": "ok",</text:span></text:p>
      <text:p text:style-name="codigo"><text:span text:style-name="Source_20_Text"><text:s text:c="2"/>"</text:span><text:span text:style-name="Source_20_Text"><text:span text:style-name="T4">book": [ </text:span></text:span><text:span text:style-name="Source_20_Text">{"</text:span><text:span text:style-name="Source_20_Text"><text:span text:style-name="T1">ID": "$ID", "Title": "$Title", "Author": "$Author"} ]</text:span></text:span></text:p>
      <text:p text:style-name="codigo"><text:span text:style-name="Source_20_Text">}</text:span></text:p>
      <text:p text:style-name="Text_20_body"/>
      <text:p text:style-name="Text_20_body">En caso de no encontrar el libro con ese ID, responde el código 404 Not Found <text:span text:style-name="T6">y en el Response Body, el siguiente JSON:</text:span></text:p>
      <text:p text:style-name="codigo">{</text:p>
      <text:p text:style-name="codigo"><text:s text:c="2"/>"status": "error",</text:p>
      <text:p text:style-name="codigo"><text:s text:c="2"/>"reason": "<text:span text:style-name="T16">No se encontró libro con ID = $ID"</text:span></text:p>
      <text:p text:style-name="codigo">}</text:p>
      <text:p text:style-name="codigo"/>
      <text:h text:style-name="Heading_20_2" text:outline-level="2">Crear un nuevo libro</text:h>
      <text:p text:style-name="Text_20_body"><text:span text:style-name="Source_20_Text">POST $base/book</text:span></text:p>
      <text:p text:style-name="Text_20_body"><text:span text:style-name="T21">Se requieren los argumentos</text:span> Title y Author en el Request Body, <text:span text:style-name="T4">caso contrario, se responde con el código 400 Bad Request y en el Response Body, el siguiente JSON:</text:span></text:p>
      <text:p text:style-name="codigo">{</text:p>
      <text:p text:style-name="codigo"><text:s text:c="2"/>"<text:span text:style-name="T17">status</text:span>": "<text:span text:style-name="T17">error",</text:span></text:p>
      <text:p text:style-name="codigo"><text:s text:c="2"/>"<text:span text:style-name="T17">reason": "Falta argumento Title" o “Falta argumento Author”</text:span></text:p>
      <text:p text:style-name="codigo">}</text:p>
      <text:p text:style-name="codigo"/>
      <text:p text:style-name="Text_20_body">Después de guardar el nuevo libro, <text:span text:style-name="T3">responde el código 201 Created y en el Response Body, el mismo JSON que devolvería al obtener el libro por el ID creado.</text:span></text:p>
      <text:h text:style-name="P33" text:outline-level="2"/>
      <text:h text:style-name="P34" text:outline-level="2">Modificar un libro por ID</text:h>
      <text:p text:style-name="P10"><text:span text:style-name="Source_20_Text"><text:span text:style-name="T28">PATCH</text:span></text:span><text:span text:style-name="Source_20_Text"> $base/book/$ID</text:span></text:p>
      <text:p text:style-name="P11"><text:span text:style-name="T21">Se requieren los argumentos</text:span> Title y Author en el Request Body, <text:span text:style-name="T4">caso contrario, se responde con el código 400 Bad Request y en el Response Body, el siguiente JSON:</text:span></text:p>
      <text:p text:style-name="P20">{</text:p>
      <text:p text:style-name="P20"><text:s text:c="2"/>"<text:span text:style-name="T17">status</text:span>": "<text:span text:style-name="T17">error",</text:span></text:p>
      <text:p text:style-name="P20"><text:s text:c="2"/>"<text:span text:style-name="T17">reason": "Falta argumento Title" o “Falta argumento Author”</text:span></text:p>
      <text:p text:style-name="P20">}</text:p>
      <text:p text:style-name="P20"/>
      <text:p text:style-name="P10">En caso de no encontrar el libro con ese ID, responde el código 404 Not Found <text:span text:style-name="T6">y en el Response Body, el siguiente JSON:</text:span></text:p>
      <text:p text:style-name="P19">{</text:p>
      <text:p text:style-name="P19"><text:s text:c="2"/>"status": "error",</text:p>
      <text:p text:style-name="P19"><text:s text:c="2"/>"reason": "<text:span text:style-name="T16">No se encontró libro con ID = $ID"</text:span></text:p>
      <text:p text:style-name="P17">}</text:p>
      <text:p text:style-name="P17"/>
      <text:p text:style-name="P10">Si el usuario no está autorizado a <text:span text:style-name="T28">modificar</text:span> el <text:span text:style-name="T22">libro, responde el código 403 Forbidden y en el Response Body, el siguiente JSON:</text:span></text:p>
      <text:p text:style-name="P19">{</text:p>
      <text:p text:style-name="P19"><text:s text:c="2"/>"status": "error",</text:p>
      <text:p text:style-name="P19"><text:s text:c="2"/>"reason": "<text:span text:style-name="T16">No estás autorizado a modificar el libro con ID = $ID"</text:span></text:p>
      <text:p text:style-name="P17">}</text:p>
      <text:p text:style-name="P9"/>
      <text:p text:style-name="P9">Después de <text:span text:style-name="T28">modificar</text:span> el libro, <text:span text:style-name="T3">responde el código 200 Ok y en el Response Body, el mismo JSON que devolvería al obtener el libro por el ID.</text:span></text:p>
      <text:h text:style-name="Heading_20_2" text:outline-level="2">Eliminar un libro por ID</text:h>
      <text:p text:style-name="Text_20_body"><text:span text:style-name="Source_20_Text">DELETE $base/book/$ID</text:span></text:p>
      <text:p text:style-name="P6">En caso de no encontrar el libro con ese ID, responde el código 404 Not Found <text:span text:style-name="T6">y en el Response Body, el siguiente JSON:</text:span></text:p>
      <text:p text:style-name="P18">{</text:p>
      <text:p text:style-name="P18"><text:s text:c="2"/>"status": "error",</text:p>
      <text:p text:style-name="P18"><text:s text:c="2"/>"reason": "<text:span text:style-name="T16">No se encontró libro con ID = $ID"</text:span></text:p>
      <text:p text:style-name="P16">}</text:p>
      <text:p text:style-name="P16"/>
      <text:p text:style-name="P6">Si el usuario no está autorizado a borrar el <text:span text:style-name="T22">libro, responde el código 403 Forbidden y en el Response Body, el siguiente JSON:</text:span></text:p>
      <text:p text:style-name="P18">{</text:p>
      <text:p text:style-name="P18"><text:s text:c="2"/>"status": "error",</text:p>
      <text:p text:style-name="P18"><text:s text:c="2"/>"reason": "<text:span text:style-name="T16">No estás autorizado a eliminar el libro con ID = $ID"</text:span></text:p>
      <text:p text:style-name="P16">}</text:p>
      <text:p text:style-name="P7"/>
      <text:p text:style-name="P8">Después de <text:span text:style-name="T24">eliminar</text:span> el libro, <text:span text:style-name="T3">responde el código 200 Ok y en el Response Body, el mismo JSON que devolvería al obtener el libro por el ID eliminado.</text:span></text:p>
      <text:h text:style-name="P37" text:outline-level="1">Ahorro de ancho de banda</text:h>
      <text:list xml:id="list1061298146" text:style-name="L4">
        <text:list-item>
          <text:p text:style-name="P27">Usar GZIP: comprimir los mensages HTTP para ahorrar ancho de banda.</text:p>
        </text:list-item>
        <text:list-item>
          <text:p text:style-name="P28"><text:span text:style-name="T26">Agregar parámetros opcionales al método </text:span><text:span text:style-name="Source_20_Text"><text:span text:style-name="T26">GET $base/book</text:span></text:span> <text:span text:style-name="T26">para seleccionar libros por Title y Author, haciendo trabajar al sistema de bases de datos, moviendo menos datos, escribiendo menos JSON y enviando un Response Body más corto.</text:span></text:p>
        </text:list-item>
        <text:list-item>
          <text:p text:style-name="P29"><text:span text:style-name="T29">Usar cachés: El client envía el header </text:span><text:span text:style-name="Source_20_Text"><text:span text:style-name="T30">If-Unmodified-Since: ... </text:span></text:span><text:span text:style-name="T30">y el server devuelve 304 Not Modified si el resource no fue modificado desde esa fecha (mayor utilidad en </text:span><text:span text:style-name="Source_20_Text"><text:span text:style-name="T30">GET $base/book</text:span></text:span><text:span text:style-name="T30">). El server debe responder con el header </text:span><text:span text:style-name="Source_20_Text"><text:span text:style-name="T30">Last-Modified: ... <text:s/></text:span></text:span><text:span text:style-name="T30">para que el client puede generar su caché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i_20_nena_20_manda" style:display-name="Mi nena manda" style:family="paragraph" style:parent-style-name="Standard">
      <style:text-properties officeooo:rsid="00088393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go" style:family="paragraph" style:parent-style-name="Standard"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201in" fo:border-left="none" fo:border-right="none" fo:border-top="none" fo:border-bottom="0.06pt solid #000000" style:shadow="none"/>
      <style:text-properties fo:color="#666666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0:12:33.652338980</meta:creation-date>
    <meta:editing-duration>PT1H52M45S</meta:editing-duration>
    <meta:editing-cycles>35</meta:editing-cycles>
    <meta:generator>LibreOffice/6.0.5.2$Linux_X86_64 LibreOffice_project/54c8cbb85f300ac59db32fe8a675ff7683cd5a16</meta:generator>
    <dc:date>2018-07-09T21:16:17.284366920</dc:date>
    <meta:document-statistic meta:table-count="1" meta:image-count="0" meta:object-count="0" meta:page-count="5" meta:paragraph-count="125" meta:word-count="885" meta:character-count="5182" meta:non-whitespace-character-count="4377"/>
  </office:meta>
</office:document-meta>
</file>